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5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0479.6952" calcext:value-type="float">
            <text:p>-30479.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5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4312" calcext:value-type="float">
            <text:p>5.5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5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212" calcext:value-type="float">
            <text:p>5.5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5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5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976" calcext:value-type="float">
            <text:p>5.5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5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9448" calcext:value-type="float">
            <text:p>5.4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5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5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2392" calcext:value-type="float">
            <text:p>5.4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5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068" calcext:value-type="float">
            <text:p>5.4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5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5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5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7904" calcext:value-type="float">
            <text:p>5.3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5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5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3416" calcext:value-type="float">
            <text:p>5.2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5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5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5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976" calcext:value-type="float">
            <text:p>5.5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5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5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5272" calcext:value-type="float">
            <text:p>5.6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5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6504" calcext:value-type="float">
            <text:p>5.5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5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0408" calcext:value-type="float">
            <text:p>5.5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5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6504" calcext:value-type="float">
            <text:p>5.5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5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5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976" calcext:value-type="float">
            <text:p>5.5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5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7256" calcext:value-type="float">
            <text:p>5.4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5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2496" calcext:value-type="float">
            <text:p>5.4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5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5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2496" calcext:value-type="float">
            <text:p>5.4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2496" calcext:value-type="float">
            <text:p>5.4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5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5544" calcext:value-type="float">
            <text:p>5.4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5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5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5544" calcext:value-type="float">
            <text:p>5.4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5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5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8112" calcext:value-type="float">
            <text:p>5.4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5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5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4208" calcext:value-type="float">
            <text:p>5.4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5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3728" calcext:value-type="float">
            <text:p>5.4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5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5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5064" calcext:value-type="float">
            <text:p>5.4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5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5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5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008" calcext:value-type="float">
            <text:p>5.3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5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5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5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5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5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5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0888" calcext:value-type="float">
            <text:p>5.5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5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5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376" calcext:value-type="float">
            <text:p>5.6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5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9176" calcext:value-type="float">
            <text:p>5.5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5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8696" calcext:value-type="float">
            <text:p>5.5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5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6128" calcext:value-type="float">
            <text:p>5.5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5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5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5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5752" calcext:value-type="float">
            <text:p>5.6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5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896" calcext:value-type="float">
            <text:p>5.6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5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6504" calcext:value-type="float">
            <text:p>5.5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5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4792" calcext:value-type="float">
            <text:p>5.5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5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6128" calcext:value-type="float">
            <text:p>5.5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5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2224" calcext:value-type="float">
            <text:p>5.6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5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7464" calcext:value-type="float">
            <text:p>5.6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5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6128" calcext:value-type="float">
            <text:p>5.5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5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6504" calcext:value-type="float">
            <text:p>5.5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5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5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3456" calcext:value-type="float">
            <text:p>5.5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5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5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5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5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5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3456" calcext:value-type="float">
            <text:p>5.5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5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5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5064" calcext:value-type="float">
            <text:p>5.4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5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5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212" calcext:value-type="float">
            <text:p>5.5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5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164" calcext:value-type="float">
            <text:p>5.5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5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0304" calcext:value-type="float">
            <text:p>5.4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5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8112" calcext:value-type="float">
            <text:p>5.4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5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5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164" calcext:value-type="float">
            <text:p>5.5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5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5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5064" calcext:value-type="float">
            <text:p>5.4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5-03-06 21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5064" calcext:value-type="float">
            <text:p>5.4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5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5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8968" calcext:value-type="float">
            <text:p>5.4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5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5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5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5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3416" calcext:value-type="float">
            <text:p>5.2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5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5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6256" calcext:value-type="float">
            <text:p>5.0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5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8344" calcext:value-type="float">
            <text:p>5.0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5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5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5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5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5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5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5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5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5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5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5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5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5608" calcext:value-type="float">
            <text:p>5.2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5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0592" calcext:value-type="float">
            <text:p>6.26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5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6312" calcext:value-type="float">
            <text:p>6.30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5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7544" calcext:value-type="float">
            <text:p>6.25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5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9736" calcext:value-type="float">
            <text:p>6.26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5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412" calcext:value-type="float">
            <text:p>6.29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5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1072" calcext:value-type="float">
            <text:p>6.29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5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7648" calcext:value-type="float">
            <text:p>6.3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5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6312" calcext:value-type="float">
            <text:p>6.30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5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2408" calcext:value-type="float">
            <text:p>6.31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5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2032" calcext:value-type="float">
            <text:p>6.3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5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7648" calcext:value-type="float">
            <text:p>6.3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7648" calcext:value-type="float">
            <text:p>6.3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5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8128" calcext:value-type="float">
            <text:p>6.35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5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1552" calcext:value-type="float">
            <text:p>6.3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5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2408" calcext:value-type="float">
            <text:p>6.31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5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2408" calcext:value-type="float">
            <text:p>6.31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5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0696" calcext:value-type="float">
            <text:p>6.33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5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3744" calcext:value-type="float">
            <text:p>6.3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5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1552" calcext:value-type="float">
            <text:p>6.3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5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6312" calcext:value-type="float">
            <text:p>6.30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5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1552" calcext:value-type="float">
            <text:p>6.3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5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936" calcext:value-type="float">
            <text:p>6.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5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936" calcext:value-type="float">
            <text:p>6.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5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4496" calcext:value-type="float">
            <text:p>6.25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5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2304" calcext:value-type="float">
            <text:p>6.24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5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4496" calcext:value-type="float">
            <text:p>6.25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5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7064" calcext:value-type="float">
            <text:p>6.22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5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364" calcext:value-type="float">
            <text:p>6.2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5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4" calcext:value-type="float">
            <text:p>6.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5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316" calcext:value-type="float">
            <text:p>6.23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5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6584" calcext:value-type="float">
            <text:p>6.19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5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6856" calcext:value-type="float">
            <text:p>6.0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5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8192" calcext:value-type="float">
            <text:p>6.1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5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8192" calcext:value-type="float">
            <text:p>6.1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5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4288" calcext:value-type="float">
            <text:p>6.1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5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5728" calcext:value-type="float">
            <text:p>6.20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5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4392" calcext:value-type="float">
            <text:p>6.18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5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316" calcext:value-type="float">
            <text:p>6.23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5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6584" calcext:value-type="float">
            <text:p>6.19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5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696" calcext:value-type="float">
            <text:p>6.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5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2576" calcext:value-type="float">
            <text:p>6.1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5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932" calcext:value-type="float">
            <text:p>5.9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4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932" calcext:value-type="float">
            <text:p>5.9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4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6104" calcext:value-type="float">
            <text:p>6.16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4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8128" calcext:value-type="float">
            <text:p>6.35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4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8128" calcext:value-type="float">
            <text:p>6.35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4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8128" calcext:value-type="float">
            <text:p>6.35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4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5936" calcext:value-type="float">
            <text:p>6.34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4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0696" calcext:value-type="float">
            <text:p>6.33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4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984" calcext:value-type="float">
            <text:p>6.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4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6792" calcext:value-type="float">
            <text:p>6.33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4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6312" calcext:value-type="float">
            <text:p>6.30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4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1928" calcext:value-type="float">
            <text:p>6.28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4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0216" calcext:value-type="float">
            <text:p>6.30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4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8024" calcext:value-type="float">
            <text:p>6.28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4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4976" calcext:value-type="float">
            <text:p>6.28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4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888" calcext:value-type="float">
            <text:p>6.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4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4976" calcext:value-type="float">
            <text:p>6.28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4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7168" calcext:value-type="float">
            <text:p>6.29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4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4976" calcext:value-type="float">
            <text:p>6.28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4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0592" calcext:value-type="float">
            <text:p>6.26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4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0112" calcext:value-type="float">
            <text:p>6.23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4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032" calcext:value-type="float">
            <text:p>6.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4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7272" calcext:value-type="float">
            <text:p>6.36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4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508" calcext:value-type="float">
            <text:p>6.35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4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8128" calcext:value-type="float">
            <text:p>6.35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4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1176" calcext:value-type="float">
            <text:p>6.36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4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3264" calcext:value-type="float">
            <text:p>6.30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4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6312" calcext:value-type="float">
            <text:p>6.30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4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984" calcext:value-type="float">
            <text:p>6.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4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0696" calcext:value-type="float">
            <text:p>6.33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4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5456" calcext:value-type="float">
            <text:p>6.3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2408" calcext:value-type="float">
            <text:p>6.31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4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3264" calcext:value-type="float">
            <text:p>6.30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4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4" calcext:value-type="float">
            <text:p>6.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4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9736" calcext:value-type="float">
            <text:p>6.26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4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0592" calcext:value-type="float">
            <text:p>6.26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4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0592" calcext:value-type="float">
            <text:p>6.26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4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0592" calcext:value-type="float">
            <text:p>6.26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4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9256" calcext:value-type="float">
            <text:p>6.23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4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0112" calcext:value-type="float">
            <text:p>6.23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4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4872" calcext:value-type="float">
            <text:p>6.21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4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9632" calcext:value-type="float">
            <text:p>6.1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4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268" calcext:value-type="float">
            <text:p>6.20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4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5728" calcext:value-type="float">
            <text:p>6.20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4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9632" calcext:value-type="float">
            <text:p>6.1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4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744" calcext:value-type="float">
            <text:p>6.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4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3912" calcext:value-type="float">
            <text:p>6.15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4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7816" calcext:value-type="float">
            <text:p>6.14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4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8296" calcext:value-type="float">
            <text:p>6.17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4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8672" calcext:value-type="float">
            <text:p>6.13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4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7336" calcext:value-type="float">
            <text:p>6.11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4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4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5624" calcext:value-type="float">
            <text:p>6.13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4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4288" calcext:value-type="float">
            <text:p>6.1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4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124" calcext:value-type="float">
            <text:p>6.11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4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9048" calcext:value-type="float">
            <text:p>6.09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4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2952" calcext:value-type="float">
            <text:p>6.09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4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2952" calcext:value-type="float">
            <text:p>6.09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4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6856" calcext:value-type="float">
            <text:p>6.0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4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3808" calcext:value-type="float">
            <text:p>6.0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4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3328" calcext:value-type="float">
            <text:p>6.05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7232" calcext:value-type="float">
            <text:p>6.0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4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028" calcext:value-type="float">
            <text:p>6.05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4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7232" calcext:value-type="float">
            <text:p>6.0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4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8088" calcext:value-type="float">
            <text:p>6.03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4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504" calcext:value-type="float">
            <text:p>6.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4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6752" calcext:value-type="float">
            <text:p>6.0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4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7608" calcext:value-type="float">
            <text:p>6.0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4-10-24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1512" calcext:value-type="float">
            <text:p>6.00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4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1032" calcext:value-type="float">
            <text:p>5.9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4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7128" calcext:value-type="float">
            <text:p>5.9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4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4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4936" calcext:value-type="float">
            <text:p>5.9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4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1032" calcext:value-type="float">
            <text:p>5.9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4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1032" calcext:value-type="float">
            <text:p>5.9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4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884" calcext:value-type="float">
            <text:p>5.9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4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6648" calcext:value-type="float">
            <text:p>5.9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4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6168" calcext:value-type="float">
            <text:p>5.9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4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4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788" calcext:value-type="float">
            <text:p>5.8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4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3976" calcext:value-type="float">
            <text:p>5.9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4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3976" calcext:value-type="float">
            <text:p>5.9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4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4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6544" calcext:value-type="float">
            <text:p>5.8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4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4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3016" calcext:value-type="float">
            <text:p>5.8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4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9112" calcext:value-type="float">
            <text:p>5.8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4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9112" calcext:value-type="float">
            <text:p>5.8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4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6064" calcext:value-type="float">
            <text:p>5.8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4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9968" calcext:value-type="float">
            <text:p>5.8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4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4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3392" calcext:value-type="float">
            <text:p>5.8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4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5104" calcext:value-type="float">
            <text:p>5.7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4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2432" calcext:value-type="float">
            <text:p>5.7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4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376" calcext:value-type="float">
            <text:p>5.6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4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0344" calcext:value-type="float">
            <text:p>5.8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4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7296" calcext:value-type="float">
            <text:p>5.7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4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4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2056" calcext:value-type="float">
            <text:p>5.7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4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9864" calcext:value-type="float">
            <text:p>5.7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4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7672" calcext:value-type="float">
            <text:p>5.7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4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4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4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1096" calcext:value-type="float">
            <text:p>5.7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4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6712" calcext:value-type="float">
            <text:p>5.6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4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2808" calcext:value-type="float">
            <text:p>5.7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4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4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4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4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3184" calcext:value-type="float">
            <text:p>5.6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4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7944" calcext:value-type="float">
            <text:p>5.6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4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5752" calcext:value-type="float">
            <text:p>5.6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4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608" calcext:value-type="float">
            <text:p>5.6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4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4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648" calcext:value-type="float">
            <text:p>5.5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4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648" calcext:value-type="float">
            <text:p>5.5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4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4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0888" calcext:value-type="float">
            <text:p>5.5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4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8696" calcext:value-type="float">
            <text:p>5.5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4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4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4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4688" calcext:value-type="float">
            <text:p>5.5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4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2496" calcext:value-type="float">
            <text:p>5.4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4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4208" calcext:value-type="float">
            <text:p>5.4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4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4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2872" calcext:value-type="float">
            <text:p>5.4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4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6776" calcext:value-type="float">
            <text:p>5.4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4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4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4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9344" calcext:value-type="float">
            <text:p>5.4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4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008" calcext:value-type="float">
            <text:p>5.3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4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4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4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4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4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4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4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5128" calcext:value-type="float">
            <text:p>5.2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4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0264" calcext:value-type="float">
            <text:p>5.1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4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4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4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4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4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4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6776" calcext:value-type="float">
            <text:p>5.4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4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3728" calcext:value-type="float">
            <text:p>5.4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4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4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4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9344" calcext:value-type="float">
            <text:p>5.4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4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2392" calcext:value-type="float">
            <text:p>5.4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4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9344" calcext:value-type="float">
            <text:p>5.4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008" calcext:value-type="float">
            <text:p>5.3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4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4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4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4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4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4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0952" calcext:value-type="float">
            <text:p>5.3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4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4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4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1808" calcext:value-type="float">
            <text:p>5.3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4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4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4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3144" calcext:value-type="float">
            <text:p>5.3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4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5712" calcext:value-type="float">
            <text:p>5.3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4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4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4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4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4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4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4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4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4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4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792" calcext:value-type="float">
            <text:p>5.1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4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8552" calcext:value-type="float">
            <text:p>5.17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4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1976" calcext:value-type="float">
            <text:p>5.1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4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4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4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4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4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728" calcext:value-type="float">
            <text:p>5.0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4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4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4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4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4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4-06-24 15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4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4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4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4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4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4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4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4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4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4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4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4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4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4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4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4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4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4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4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4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4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4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4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4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4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4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4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4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4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4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4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4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4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4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4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4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4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4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4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4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4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4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4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4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4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4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4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4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4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4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4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4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4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4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4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4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4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4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4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4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4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4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4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4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4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4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4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4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4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4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4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4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4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4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4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4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4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4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4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4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4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4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4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4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4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4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4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4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4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4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4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4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4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4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4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4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4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4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4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4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4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4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4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4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4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4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4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4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4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4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4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4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4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4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4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4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4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4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4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4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4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4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4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4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4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4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4-02-13 16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4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4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4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4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4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4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4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4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4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4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4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4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4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4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4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4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4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4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4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4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4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4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4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4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4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4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4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4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4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4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4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4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4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4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4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4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4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4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1808" calcext:value-type="float">
            <text:p>5.3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4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4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4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4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3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3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3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3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3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3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6064" calcext:value-type="float">
            <text:p>5.8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3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4728" calcext:value-type="float">
            <text:p>5.8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3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4248" calcext:value-type="float">
            <text:p>5.7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3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3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3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0888" calcext:value-type="float">
            <text:p>5.5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3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3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3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3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3224" calcext:value-type="float">
            <text:p>5.9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3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3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2368" calcext:value-type="float">
            <text:p>5.9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3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3224" calcext:value-type="float">
            <text:p>5.9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3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3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6168" calcext:value-type="float">
            <text:p>5.9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3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4456" calcext:value-type="float">
            <text:p>5.9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3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5896" calcext:value-type="float">
            <text:p>6.0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3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3704" calcext:value-type="float">
            <text:p>6.01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3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8464" calcext:value-type="float">
            <text:p>5.9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3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932" calcext:value-type="float">
            <text:p>5.9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3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6272" calcext:value-type="float">
            <text:p>5.9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3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1032" calcext:value-type="float">
            <text:p>5.9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3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9696" calcext:value-type="float">
            <text:p>5.9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3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1888" calcext:value-type="float">
            <text:p>5.9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3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4936" calcext:value-type="float">
            <text:p>5.9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984" calcext:value-type="float">
            <text:p>5.9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3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2744" calcext:value-type="float">
            <text:p>5.95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3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6648" calcext:value-type="float">
            <text:p>5.9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3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788" calcext:value-type="float">
            <text:p>5.8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3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788" calcext:value-type="float">
            <text:p>5.8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3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7504" calcext:value-type="float">
            <text:p>5.9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3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9216" calcext:value-type="float">
            <text:p>5.9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3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5688" calcext:value-type="float">
            <text:p>5.8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3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7776" calcext:value-type="float">
            <text:p>5.8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3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824" calcext:value-type="float">
            <text:p>5.8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3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836" calcext:value-type="float">
            <text:p>5.9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3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3976" calcext:value-type="float">
            <text:p>5.9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3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5208" calcext:value-type="float">
            <text:p>5.8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3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8256" calcext:value-type="float">
            <text:p>5.8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3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3496" calcext:value-type="float">
            <text:p>5.8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3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5688" calcext:value-type="float">
            <text:p>5.8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3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3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6064" calcext:value-type="float">
            <text:p>5.8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3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1304" calcext:value-type="float">
            <text:p>5.8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3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8256" calcext:value-type="float">
            <text:p>5.8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3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7776" calcext:value-type="float">
            <text:p>5.8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3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4248" calcext:value-type="float">
            <text:p>5.7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3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7296" calcext:value-type="float">
            <text:p>5.7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3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596" calcext:value-type="float">
            <text:p>5.7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3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596" calcext:value-type="float">
            <text:p>5.7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3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3768" calcext:value-type="float">
            <text:p>5.7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3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3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3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8152" calcext:value-type="float">
            <text:p>5.7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3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8528" calcext:value-type="float">
            <text:p>5.7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9384" calcext:value-type="float">
            <text:p>5.7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3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3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2808" calcext:value-type="float">
            <text:p>5.7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3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8904" calcext:value-type="float">
            <text:p>5.7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3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2808" calcext:value-type="float">
            <text:p>5.7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3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2808" calcext:value-type="float">
            <text:p>5.7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3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5856" calcext:value-type="float">
            <text:p>5.7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3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5" calcext:value-type="float">
            <text:p>5.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3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2808" calcext:value-type="float">
            <text:p>5.7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3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896" calcext:value-type="float">
            <text:p>5.6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3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6128" calcext:value-type="float">
            <text:p>5.5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3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3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3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7944" calcext:value-type="float">
            <text:p>5.6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3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2704" calcext:value-type="float">
            <text:p>5.6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3-10-16 15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4416" calcext:value-type="float">
            <text:p>5.6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3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3456" calcext:value-type="float">
            <text:p>5.5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3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6024" calcext:value-type="float">
            <text:p>5.5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3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3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3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6504" calcext:value-type="float">
            <text:p>5.5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3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3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3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976" calcext:value-type="float">
            <text:p>5.5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3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164" calcext:value-type="float">
            <text:p>5.5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3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3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3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3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3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4688" calcext:value-type="float">
            <text:p>5.5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3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0304" calcext:value-type="float">
            <text:p>5.4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3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3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3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8112" calcext:value-type="float">
            <text:p>5.4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3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3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3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768" calcext:value-type="float">
            <text:p>5.3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3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3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3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3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3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3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3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3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3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3416" calcext:value-type="float">
            <text:p>5.2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3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3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3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3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3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3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3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9344" calcext:value-type="float">
            <text:p>5.4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3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008" calcext:value-type="float">
            <text:p>5.3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3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3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3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3144" calcext:value-type="float">
            <text:p>5.3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3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3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5712" calcext:value-type="float">
            <text:p>5.3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3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9512" calcext:value-type="float">
            <text:p>5.2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7008" calcext:value-type="float">
            <text:p>5.0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3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3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3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3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1744" calcext:value-type="float">
            <text:p>5.5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3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3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3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3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3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3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3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3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976" calcext:value-type="float">
            <text:p>5.5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3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7256" calcext:value-type="float">
            <text:p>5.4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3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8112" calcext:value-type="float">
            <text:p>5.4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3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4208" calcext:value-type="float">
            <text:p>5.4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3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068" calcext:value-type="float">
            <text:p>5.4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3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6776" calcext:value-type="float">
            <text:p>5.4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3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3728" calcext:value-type="float">
            <text:p>5.4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3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3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3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3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008" calcext:value-type="float">
            <text:p>5.3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3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7528" calcext:value-type="float">
            <text:p>5.3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3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3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3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3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0952" calcext:value-type="float">
            <text:p>5.3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3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3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3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3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3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3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3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3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3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3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0368" calcext:value-type="float">
            <text:p>5.2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3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3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3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3416" calcext:value-type="float">
            <text:p>5.2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3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0368" calcext:value-type="float">
            <text:p>5.2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3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3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1704" calcext:value-type="float">
            <text:p>5.2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3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9512" calcext:value-type="float">
            <text:p>5.2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3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792" calcext:value-type="float">
            <text:p>5.1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3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2936" calcext:value-type="float">
            <text:p>5.2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3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9032" calcext:value-type="float">
            <text:p>5.2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3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792" calcext:value-type="float">
            <text:p>5.1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3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3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792" calcext:value-type="float">
            <text:p>5.1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3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3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1976" calcext:value-type="float">
            <text:p>5.1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3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3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3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496" calcext:value-type="float">
            <text:p>5.1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3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3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3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3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3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3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7488" calcext:value-type="float">
            <text:p>5.0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3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3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3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3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3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3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3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3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2248" calcext:value-type="float">
            <text:p>5.0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3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3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7008" calcext:value-type="float">
            <text:p>5.0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3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3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3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3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3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3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3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3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3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3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3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3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3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3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3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3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3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3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3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3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3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3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3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3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3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3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3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3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3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3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3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3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3-05-16 14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3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3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3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3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3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3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3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3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3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3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3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3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3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3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3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3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3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3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3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3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3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3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3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3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3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3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3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3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3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3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3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3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3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3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3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3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3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3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3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3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3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3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3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3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3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3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3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3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3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3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3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3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3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3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3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3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3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3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3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3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3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3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3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3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3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3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3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3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3-03-06 15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3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3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3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3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3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3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3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3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3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3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3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3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3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3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3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3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3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3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3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3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3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3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3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3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3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3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3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3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496" calcext:value-type="float">
            <text:p>5.1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3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3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3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6256" calcext:value-type="float">
            <text:p>5.0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3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3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3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6152" calcext:value-type="float">
            <text:p>5.0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3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3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3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3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3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3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3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3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0888" calcext:value-type="float">
            <text:p>5.5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3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3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672" calcext:value-type="float">
            <text:p>5.3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3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3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792" calcext:value-type="float">
            <text:p>5.1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3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3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3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3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7488" calcext:value-type="float">
            <text:p>5.0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3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2704" calcext:value-type="float">
            <text:p>5.6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3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3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1576" calcext:value-type="float">
            <text:p>5.7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3-01-09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6544" calcext:value-type="float">
            <text:p>5.8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3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3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3976" calcext:value-type="float">
            <text:p>5.9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3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8256" calcext:value-type="float">
            <text:p>5.8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3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3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3392" calcext:value-type="float">
            <text:p>5.8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3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9488" calcext:value-type="float">
            <text:p>5.8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3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8256" calcext:value-type="float">
            <text:p>5.8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3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3392" calcext:value-type="float">
            <text:p>5.8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9008" calcext:value-type="float">
            <text:p>5.7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2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9008" calcext:value-type="float">
            <text:p>5.7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2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1952" calcext:value-type="float">
            <text:p>5.7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2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5272" calcext:value-type="float">
            <text:p>5.6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2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116" calcext:value-type="float">
            <text:p>5.4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2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2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2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2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2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2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3808" calcext:value-type="float">
            <text:p>6.0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2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2848" calcext:value-type="float">
            <text:p>6.0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2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2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3184" calcext:value-type="float">
            <text:p>5.6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2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2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2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4312" calcext:value-type="float">
            <text:p>5.5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2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8064" calcext:value-type="float">
            <text:p>6.6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2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8064" calcext:value-type="float">
            <text:p>6.6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2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2824" calcext:value-type="float">
            <text:p>6.5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2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6728" calcext:value-type="float">
            <text:p>6.5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2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1968" calcext:value-type="float">
            <text:p>6.6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2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5016" calcext:value-type="float">
            <text:p>6.60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2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8064" calcext:value-type="float">
            <text:p>6.6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2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5016" calcext:value-type="float">
            <text:p>6.60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2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1968" calcext:value-type="float">
            <text:p>6.6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2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5872" calcext:value-type="float">
            <text:p>6.59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2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9776" calcext:value-type="float">
            <text:p>6.5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2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7584" calcext:value-type="float">
            <text:p>6.5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2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2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7584" calcext:value-type="float">
            <text:p>6.5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796" calcext:value-type="float">
            <text:p>6.5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2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2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6624" calcext:value-type="float">
            <text:p>6.51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2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6144" calcext:value-type="float">
            <text:p>6.48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2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3576" calcext:value-type="float">
            <text:p>6.51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2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9192" calcext:value-type="float">
            <text:p>6.48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2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8336" calcext:value-type="float">
            <text:p>6.49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2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3096" calcext:value-type="float">
            <text:p>6.48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2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0904" calcext:value-type="float">
            <text:p>6.47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2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8712" calcext:value-type="float">
            <text:p>6.45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2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2992" calcext:value-type="float">
            <text:p>6.41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2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8608" calcext:value-type="float">
            <text:p>6.38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2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6792" calcext:value-type="float">
            <text:p>6.33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2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9736" calcext:value-type="float">
            <text:p>6.26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2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2784" calcext:value-type="float">
            <text:p>6.27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2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9568" calcext:value-type="float">
            <text:p>6.44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2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3096" calcext:value-type="float">
            <text:p>6.48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2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4328" calcext:value-type="float">
            <text:p>6.43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2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7752" calcext:value-type="float">
            <text:p>6.39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2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7752" calcext:value-type="float">
            <text:p>6.39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2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6352" calcext:value-type="float">
            <text:p>6.6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2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94" calcext:value-type="float">
            <text:p>6.6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2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6352" calcext:value-type="float">
            <text:p>6.6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2-11-07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3304" calcext:value-type="float">
            <text:p>6.6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2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892" calcext:value-type="float">
            <text:p>6.5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2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9776" calcext:value-type="float">
            <text:p>6.5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2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6728" calcext:value-type="float">
            <text:p>6.5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2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2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7584" calcext:value-type="float">
            <text:p>6.5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2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2344" calcext:value-type="float">
            <text:p>6.5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2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7104" calcext:value-type="float">
            <text:p>6.5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2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7104" calcext:value-type="float">
            <text:p>6.5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2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4056" calcext:value-type="float">
            <text:p>6.54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2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8816" calcext:value-type="float">
            <text:p>6.52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2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748" calcext:value-type="float">
            <text:p>6.50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2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1384" calcext:value-type="float">
            <text:p>6.50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2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1384" calcext:value-type="float">
            <text:p>6.50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2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8336" calcext:value-type="float">
            <text:p>6.49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2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224" calcext:value-type="float">
            <text:p>6.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2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0048" calcext:value-type="float">
            <text:p>6.48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2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4808" calcext:value-type="float">
            <text:p>6.46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2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176" calcext:value-type="float">
            <text:p>6.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2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0424" calcext:value-type="float">
            <text:p>6.44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2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2136" calcext:value-type="float">
            <text:p>6.42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2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128" calcext:value-type="float">
            <text:p>6.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2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5184" calcext:value-type="float">
            <text:p>6.42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2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3848" calcext:value-type="float">
            <text:p>6.40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2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9464" calcext:value-type="float">
            <text:p>6.37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2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8608" calcext:value-type="float">
            <text:p>6.38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2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7752" calcext:value-type="float">
            <text:p>6.39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2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556" calcext:value-type="float">
            <text:p>6.38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2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032" calcext:value-type="float">
            <text:p>6.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2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032" calcext:value-type="float">
            <text:p>6.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2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2032" calcext:value-type="float">
            <text:p>6.3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2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2888" calcext:value-type="float">
            <text:p>6.34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2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7648" calcext:value-type="float">
            <text:p>6.3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2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1552" calcext:value-type="float">
            <text:p>6.3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2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1552" calcext:value-type="float">
            <text:p>6.3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2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412" calcext:value-type="float">
            <text:p>6.29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2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4" calcext:value-type="float">
            <text:p>6.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4" calcext:value-type="float">
            <text:p>6.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2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8024" calcext:value-type="float">
            <text:p>6.28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2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888" calcext:value-type="float">
            <text:p>6.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2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7544" calcext:value-type="float">
            <text:p>6.25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2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316" calcext:value-type="float">
            <text:p>6.23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2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4872" calcext:value-type="float">
            <text:p>6.21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2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792" calcext:value-type="float">
            <text:p>6.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2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792" calcext:value-type="float">
            <text:p>6.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2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8296" calcext:value-type="float">
            <text:p>6.17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2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1344" calcext:value-type="float">
            <text:p>6.18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2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9152" calcext:value-type="float">
            <text:p>6.16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2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0008" calcext:value-type="float">
            <text:p>6.16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2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696" calcext:value-type="float">
            <text:p>6.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2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696" calcext:value-type="float">
            <text:p>6.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2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7816" calcext:value-type="float">
            <text:p>6.14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2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172" calcext:value-type="float">
            <text:p>6.1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2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3432" calcext:value-type="float">
            <text:p>6.12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2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6856" calcext:value-type="float">
            <text:p>6.0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2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1616" calcext:value-type="float">
            <text:p>6.07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2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3808" calcext:value-type="float">
            <text:p>6.0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2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9048" calcext:value-type="float">
            <text:p>6.09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2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7712" calcext:value-type="float">
            <text:p>6.0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2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9424" calcext:value-type="float">
            <text:p>6.05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2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4184" calcext:value-type="float">
            <text:p>6.04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2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1992" calcext:value-type="float">
            <text:p>6.0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2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8944" calcext:value-type="float">
            <text:p>6.02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2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2848" calcext:value-type="float">
            <text:p>6.0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2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98" calcext:value-type="float">
            <text:p>6.0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2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7608" calcext:value-type="float">
            <text:p>6.0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2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5416" calcext:value-type="float">
            <text:p>5.9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2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4936" calcext:value-type="float">
            <text:p>5.9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2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4936" calcext:value-type="float">
            <text:p>5.9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2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5792" calcext:value-type="float">
            <text:p>5.9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2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0552" calcext:value-type="float">
            <text:p>5.9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2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1408" calcext:value-type="float">
            <text:p>5.9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2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836" calcext:value-type="float">
            <text:p>5.9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2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6168" calcext:value-type="float">
            <text:p>5.9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2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2-08-22 15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0928" calcext:value-type="float">
            <text:p>5.9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2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2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5688" calcext:value-type="float">
            <text:p>5.8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2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2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5208" calcext:value-type="float">
            <text:p>5.8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2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6064" calcext:value-type="float">
            <text:p>5.8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2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2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2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2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2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8152" calcext:value-type="float">
            <text:p>5.7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2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596" calcext:value-type="float">
            <text:p>5.7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2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596" calcext:value-type="float">
            <text:p>5.7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2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7672" calcext:value-type="float">
            <text:p>5.7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2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1576" calcext:value-type="float">
            <text:p>5.7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2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1576" calcext:value-type="float">
            <text:p>5.7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2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4624" calcext:value-type="float">
            <text:p>5.75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2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2432" calcext:value-type="float">
            <text:p>5.7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2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4144" calcext:value-type="float">
            <text:p>5.7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2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8904" calcext:value-type="float">
            <text:p>5.7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2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2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2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376" calcext:value-type="float">
            <text:p>5.6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2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2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5752" calcext:value-type="float">
            <text:p>5.6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2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2704" calcext:value-type="float">
            <text:p>5.6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2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9656" calcext:value-type="float">
            <text:p>5.6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2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7464" calcext:value-type="float">
            <text:p>5.6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2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4416" calcext:value-type="float">
            <text:p>5.6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2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1368" calcext:value-type="float">
            <text:p>5.6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2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6984" calcext:value-type="float">
            <text:p>5.5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2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4312" calcext:value-type="float">
            <text:p>5.5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2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2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2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2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2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6024" calcext:value-type="float">
            <text:p>5.5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2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6024" calcext:value-type="float">
            <text:p>5.5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2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164" calcext:value-type="float">
            <text:p>5.5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2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0304" calcext:value-type="float">
            <text:p>5.4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2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8968" calcext:value-type="float">
            <text:p>5.4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2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2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2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2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2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1056" calcext:value-type="float">
            <text:p>5.4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2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2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2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2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2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2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7904" calcext:value-type="float">
            <text:p>5.3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2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0952" calcext:value-type="float">
            <text:p>5.3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2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2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2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2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2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5128" calcext:value-type="float">
            <text:p>5.2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2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2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2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2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2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2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824" calcext:value-type="float">
            <text:p>5.0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2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2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2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2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2248" calcext:value-type="float">
            <text:p>5.0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2-06-13 15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8344" calcext:value-type="float">
            <text:p>5.0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2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2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2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2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2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2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2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2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2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2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2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2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2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2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2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2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2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2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2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2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2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4416" calcext:value-type="float">
            <text:p>5.6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2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308" calcext:value-type="float">
            <text:p>5.5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2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4312" calcext:value-type="float">
            <text:p>5.5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2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4688" calcext:value-type="float">
            <text:p>5.5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2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2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2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2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5064" calcext:value-type="float">
            <text:p>5.4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2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2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5064" calcext:value-type="float">
            <text:p>5.4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2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4208" calcext:value-type="float">
            <text:p>5.4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2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2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116" calcext:value-type="float">
            <text:p>5.4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2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2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2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5608" calcext:value-type="float">
            <text:p>5.2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2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2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2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2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2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2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5608" calcext:value-type="float">
            <text:p>5.2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2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2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2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0264" calcext:value-type="float">
            <text:p>5.1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2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2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2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2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2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2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2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2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2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2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2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2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472" calcext:value-type="float">
            <text:p>5.3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2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4648" calcext:value-type="float">
            <text:p>5.1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2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2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824" calcext:value-type="float">
            <text:p>5.0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2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2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2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2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2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2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2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2-04-04 14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2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2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2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2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3144" calcext:value-type="float">
            <text:p>5.3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2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2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2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2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2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2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2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2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5416" calcext:value-type="float">
            <text:p>5.9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2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8464" calcext:value-type="float">
            <text:p>5.9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2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836" calcext:value-type="float">
            <text:p>5.9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2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2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1784" calcext:value-type="float">
            <text:p>5.8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2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9112" calcext:value-type="float">
            <text:p>5.8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2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2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4728" calcext:value-type="float">
            <text:p>5.8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2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2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2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4144" calcext:value-type="float">
            <text:p>5.7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2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2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2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7232" calcext:value-type="float">
            <text:p>6.0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2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9904" calcext:value-type="float">
            <text:p>6.0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2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028" calcext:value-type="float">
            <text:p>6.05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2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9424" calcext:value-type="float">
            <text:p>6.05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2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7232" calcext:value-type="float">
            <text:p>6.0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2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7608" calcext:value-type="float">
            <text:p>6.0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2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0928" calcext:value-type="float">
            <text:p>5.9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2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2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3288" calcext:value-type="float">
            <text:p>5.7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0032" calcext:value-type="float">
            <text:p>5.5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2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116" calcext:value-type="float">
            <text:p>5.4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2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2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2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6232" calcext:value-type="float">
            <text:p>5.6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2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412" calcext:value-type="float">
            <text:p>6.29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2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8024" calcext:value-type="float">
            <text:p>6.28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2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8024" calcext:value-type="float">
            <text:p>6.28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2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8024" calcext:value-type="float">
            <text:p>6.28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2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888" calcext:value-type="float">
            <text:p>6.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2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1824" calcext:value-type="float">
            <text:p>6.21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2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4872" calcext:value-type="float">
            <text:p>6.21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2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1448" calcext:value-type="float">
            <text:p>6.25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2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4" calcext:value-type="float">
            <text:p>6.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2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6584" calcext:value-type="float">
            <text:p>6.19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2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6104" calcext:value-type="float">
            <text:p>6.16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2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3432" calcext:value-type="float">
            <text:p>6.12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2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3808" calcext:value-type="float">
            <text:p>6.0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2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6752" calcext:value-type="float">
            <text:p>6.0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2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7128" calcext:value-type="float">
            <text:p>5.9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2-02-08 16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6648" calcext:value-type="float">
            <text:p>5.9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2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2432" calcext:value-type="float">
            <text:p>5.7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2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2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2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2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9256" calcext:value-type="float">
            <text:p>6.23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2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3952" calcext:value-type="float">
            <text:p>6.47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2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3952" calcext:value-type="float">
            <text:p>6.47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7856" calcext:value-type="float">
            <text:p>6.46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2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9568" calcext:value-type="float">
            <text:p>6.44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2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7376" calcext:value-type="float">
            <text:p>6.43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2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128" calcext:value-type="float">
            <text:p>6.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2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3472" calcext:value-type="float">
            <text:p>6.44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2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9568" calcext:value-type="float">
            <text:p>6.44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2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128" calcext:value-type="float">
            <text:p>6.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2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604" calcext:value-type="float">
            <text:p>6.41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2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3848" calcext:value-type="float">
            <text:p>6.40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2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2992" calcext:value-type="float">
            <text:p>6.41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2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4704" calcext:value-type="float">
            <text:p>6.3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2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1656" calcext:value-type="float">
            <text:p>6.39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2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2136" calcext:value-type="float">
            <text:p>6.42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2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5184" calcext:value-type="float">
            <text:p>6.42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2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8984" calcext:value-type="float">
            <text:p>6.3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2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8984" calcext:value-type="float">
            <text:p>6.3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2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3848" calcext:value-type="float">
            <text:p>6.40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2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6416" calcext:value-type="float">
            <text:p>6.3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2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4224" calcext:value-type="float">
            <text:p>6.36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2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7272" calcext:value-type="float">
            <text:p>6.36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2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2512" calcext:value-type="float">
            <text:p>6.3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2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4224" calcext:value-type="float">
            <text:p>6.36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2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5936" calcext:value-type="float">
            <text:p>6.34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2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032" calcext:value-type="float">
            <text:p>6.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2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46" calcext:value-type="float">
            <text:p>6.3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2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5456" calcext:value-type="float">
            <text:p>6.3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2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0216" calcext:value-type="float">
            <text:p>6.30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2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1552" calcext:value-type="float">
            <text:p>6.3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2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8504" calcext:value-type="float">
            <text:p>6.31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2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984" calcext:value-type="float">
            <text:p>6.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2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3744" calcext:value-type="float">
            <text:p>6.3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984" calcext:value-type="float">
            <text:p>6.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1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0696" calcext:value-type="float">
            <text:p>6.33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1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8504" calcext:value-type="float">
            <text:p>6.31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1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936" calcext:value-type="float">
            <text:p>6.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1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0216" calcext:value-type="float">
            <text:p>6.30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1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0216" calcext:value-type="float">
            <text:p>6.30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1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1928" calcext:value-type="float">
            <text:p>6.28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1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4976" calcext:value-type="float">
            <text:p>6.28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1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1072" calcext:value-type="float">
            <text:p>6.29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1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1448" calcext:value-type="float">
            <text:p>6.25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1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4496" calcext:value-type="float">
            <text:p>6.25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1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9736" calcext:value-type="float">
            <text:p>6.26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1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5352" calcext:value-type="float">
            <text:p>6.24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1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6208" calcext:value-type="float">
            <text:p>6.23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1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2304" calcext:value-type="float">
            <text:p>6.24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1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7064" calcext:value-type="float">
            <text:p>6.22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1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0112" calcext:value-type="float">
            <text:p>6.23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1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6208" calcext:value-type="float">
            <text:p>6.23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1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4016" calcext:value-type="float">
            <text:p>6.22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1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1824" calcext:value-type="float">
            <text:p>6.21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1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4392" calcext:value-type="float">
            <text:p>6.18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1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3536" calcext:value-type="float">
            <text:p>6.19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1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6584" calcext:value-type="float">
            <text:p>6.19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1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6104" calcext:value-type="float">
            <text:p>6.16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1-12-07 15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8296" calcext:value-type="float">
            <text:p>6.17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1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0384" calcext:value-type="float">
            <text:p>6.1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1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172" calcext:value-type="float">
            <text:p>6.1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1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5624" calcext:value-type="float">
            <text:p>6.13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1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7336" calcext:value-type="float">
            <text:p>6.11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1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9048" calcext:value-type="float">
            <text:p>6.09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1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8192" calcext:value-type="float">
            <text:p>6.1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1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3808" calcext:value-type="float">
            <text:p>6.0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1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8568" calcext:value-type="float">
            <text:p>6.06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1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1616" calcext:value-type="float">
            <text:p>6.07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1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8088" calcext:value-type="float">
            <text:p>6.03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1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8088" calcext:value-type="float">
            <text:p>6.03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1-11-24 15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076" calcext:value-type="float">
            <text:p>6.0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1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4184" calcext:value-type="float">
            <text:p>6.04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1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456" calcext:value-type="float">
            <text:p>6.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1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7608" calcext:value-type="float">
            <text:p>6.0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1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5896" calcext:value-type="float">
            <text:p>6.0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1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2848" calcext:value-type="float">
            <text:p>6.0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1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2368" calcext:value-type="float">
            <text:p>5.9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1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8464" calcext:value-type="float">
            <text:p>5.9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1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6272" calcext:value-type="float">
            <text:p>5.9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1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1888" calcext:value-type="float">
            <text:p>5.9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1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9696" calcext:value-type="float">
            <text:p>5.9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1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4456" calcext:value-type="float">
            <text:p>5.9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1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1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1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1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6168" calcext:value-type="float">
            <text:p>5.9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1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2264" calcext:value-type="float">
            <text:p>5.92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1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0072" calcext:value-type="float">
            <text:p>5.91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1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0928" calcext:value-type="float">
            <text:p>5.9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1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3976" calcext:value-type="float">
            <text:p>5.9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1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0928" calcext:value-type="float">
            <text:p>5.9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1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1784" calcext:value-type="float">
            <text:p>5.8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1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5688" calcext:value-type="float">
            <text:p>5.8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1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6064" calcext:value-type="float">
            <text:p>5.8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1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1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1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1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1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5104" calcext:value-type="float">
            <text:p>5.7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1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596" calcext:value-type="float">
            <text:p>5.7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1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644" calcext:value-type="float">
            <text:p>5.8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1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1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1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6816" calcext:value-type="float">
            <text:p>5.7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1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6816" calcext:value-type="float">
            <text:p>5.7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1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3768" calcext:value-type="float">
            <text:p>5.7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1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8528" calcext:value-type="float">
            <text:p>5.7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1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9384" calcext:value-type="float">
            <text:p>5.7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1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5856" calcext:value-type="float">
            <text:p>5.7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1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1952" calcext:value-type="float">
            <text:p>5.7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1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5856" calcext:value-type="float">
            <text:p>5.7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1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1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1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8424" calcext:value-type="float">
            <text:p>5.6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1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376" calcext:value-type="float">
            <text:p>5.6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1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6232" calcext:value-type="float">
            <text:p>5.6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1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7088" calcext:value-type="float">
            <text:p>5.6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1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1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1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2704" calcext:value-type="float">
            <text:p>5.6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1-10-04 14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1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2224" calcext:value-type="float">
            <text:p>5.6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1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2224" calcext:value-type="float">
            <text:p>5.6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1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2224" calcext:value-type="float">
            <text:p>5.6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1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648" calcext:value-type="float">
            <text:p>5.5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1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1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1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1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976" calcext:value-type="float">
            <text:p>5.5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1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1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1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1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1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1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976" calcext:value-type="float">
            <text:p>5.5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1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1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1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2496" calcext:value-type="float">
            <text:p>5.4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1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7256" calcext:value-type="float">
            <text:p>5.4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1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5064" calcext:value-type="float">
            <text:p>5.4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1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8968" calcext:value-type="float">
            <text:p>5.4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1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1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1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1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1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1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1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768" calcext:value-type="float">
            <text:p>5.3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1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1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1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7528" calcext:value-type="float">
            <text:p>5.3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1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1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1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1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1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1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1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1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1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1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9512" calcext:value-type="float">
            <text:p>5.2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1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1224" calcext:value-type="float">
            <text:p>5.2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1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1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1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1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1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1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1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1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1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1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1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1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496" calcext:value-type="float">
            <text:p>5.1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1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6256" calcext:value-type="float">
            <text:p>5.0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1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1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1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1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1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1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0056" calcext:value-type="float">
            <text:p>5.0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1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1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1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1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1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1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1-07-26 14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1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1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1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1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1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1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1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1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1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1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1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1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1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1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1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1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1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1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1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1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1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1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1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1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1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1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1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1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1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1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1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1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1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1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1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1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1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1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1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1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1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1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1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1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1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1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1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1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1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1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1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1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1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1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1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1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1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1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1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1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1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1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1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1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1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1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1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1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1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1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1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1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1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1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1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1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1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1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1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1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1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1-05-03 15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1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1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1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1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1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1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1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1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1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1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1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1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1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1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1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1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1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1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1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1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1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1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1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1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1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1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1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1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1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1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1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1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1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1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1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1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1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1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1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1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1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1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1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1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1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1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1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1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1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1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1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1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1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1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1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1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1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1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1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1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1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1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1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1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1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1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1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1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1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1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1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1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1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1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1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1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1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1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1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1-02-09 16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1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1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1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1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1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1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1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1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1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1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1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1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1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1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1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1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1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1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1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1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1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1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1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1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1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1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1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1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1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1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1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1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1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1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1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1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1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1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0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0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0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0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0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0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0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0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0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0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0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0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0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0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0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0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0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0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0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0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0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0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0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0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0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0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0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0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0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0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0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0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0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0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0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0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0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0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0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0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0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0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0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0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0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0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0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0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0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0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0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0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0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0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0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0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0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0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0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0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0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0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0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0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0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0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0-10-23 14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0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0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0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0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0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0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0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0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0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0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0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0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0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0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0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0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0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0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0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0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0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0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0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0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0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0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0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0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0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0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0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0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0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0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0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0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0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0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0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0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0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0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0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0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0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0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0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0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0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0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0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0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0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0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0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0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0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0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0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0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0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0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0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0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0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0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0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0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0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0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0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0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0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0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0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0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0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0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0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0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0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0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0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0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0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0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0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0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0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0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0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0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0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0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0-07-16 15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0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0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0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0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0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0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0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0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0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0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0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0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0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0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0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0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0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0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0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0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0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0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0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0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0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0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0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0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0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0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0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0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0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0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0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0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0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0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0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0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0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0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0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0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0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0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0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0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0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0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0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0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2648" calcext:value-type="float">
            <text:p>0.6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0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3088" calcext:value-type="float">
            <text:p>0.3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0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576" calcext:value-type="float">
            <text:p>0.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0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0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0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0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0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0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0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0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0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0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0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0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0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0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0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0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0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0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0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0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0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0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0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0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0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0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0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0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0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0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0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0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0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0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0-04-15 19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0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0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0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0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0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0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0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0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0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0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0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0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0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0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0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0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0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0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0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0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0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0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0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0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0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0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0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0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0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0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0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0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0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0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0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0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0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0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0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0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0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0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0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0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0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0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0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0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0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0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0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0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0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0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0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0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0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0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0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0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0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0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0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0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0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0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0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0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0-02-03 16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0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0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0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0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0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0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0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0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0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0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1016" calcext:value-type="float">
            <text:p>5.0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0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0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7488" calcext:value-type="float">
            <text:p>5.0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0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0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0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0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0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0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0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0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0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0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0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0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0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3416" calcext:value-type="float">
            <text:p>5.2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0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0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0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0368" calcext:value-type="float">
            <text:p>5.2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0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0368" calcext:value-type="float">
            <text:p>5.2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0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0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20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0952" calcext:value-type="float">
            <text:p>5.3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9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9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9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2872" calcext:value-type="float">
            <text:p>5.4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9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3728" calcext:value-type="float">
            <text:p>5.4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9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9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9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2664" calcext:value-type="float">
            <text:p>5.3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9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9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9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9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9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9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7384" calcext:value-type="float">
            <text:p>4.9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9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9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9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9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9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9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6984" calcext:value-type="float">
            <text:p>5.5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9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9-12-10 15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3352" calcext:value-type="float">
            <text:p>5.4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9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9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8112" calcext:value-type="float">
            <text:p>5.4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9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768" calcext:value-type="float">
            <text:p>5.3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9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0952" calcext:value-type="float">
            <text:p>5.3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9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496" calcext:value-type="float">
            <text:p>5.1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9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952" calcext:value-type="float">
            <text:p>4.9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9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9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9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9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9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3288" calcext:value-type="float">
            <text:p>5.7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9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9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1096" calcext:value-type="float">
            <text:p>5.7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9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2808" calcext:value-type="float">
            <text:p>5.7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9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2704" calcext:value-type="float">
            <text:p>5.6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9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9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6232" calcext:value-type="float">
            <text:p>5.6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9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8424" calcext:value-type="float">
            <text:p>5.6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9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0136" calcext:value-type="float">
            <text:p>5.6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9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608" calcext:value-type="float">
            <text:p>5.6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9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9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9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608" calcext:value-type="float">
            <text:p>5.6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9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4416" calcext:value-type="float">
            <text:p>5.6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9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4416" calcext:value-type="float">
            <text:p>5.6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9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9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3456" calcext:value-type="float">
            <text:p>5.5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9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6504" calcext:value-type="float">
            <text:p>5.5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9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0408" calcext:value-type="float">
            <text:p>5.5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9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4312" calcext:value-type="float">
            <text:p>5.5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9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9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2496" calcext:value-type="float">
            <text:p>5.4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9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9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116" calcext:value-type="float">
            <text:p>5.4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9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9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9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3416" calcext:value-type="float">
            <text:p>5.2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9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9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9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9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9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3728" calcext:value-type="float">
            <text:p>5.4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9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8696" calcext:value-type="float">
            <text:p>5.5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9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9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6984" calcext:value-type="float">
            <text:p>5.5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9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6504" calcext:value-type="float">
            <text:p>5.5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9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6024" calcext:value-type="float">
            <text:p>5.5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9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0408" calcext:value-type="float">
            <text:p>5.5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9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4688" calcext:value-type="float">
            <text:p>5.5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9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9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9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9448" calcext:value-type="float">
            <text:p>5.4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9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9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9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4208" calcext:value-type="float">
            <text:p>5.4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9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8968" calcext:value-type="float">
            <text:p>5.4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9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9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9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9-10-09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9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9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9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008" calcext:value-type="float">
            <text:p>5.3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9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9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9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9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9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5712" calcext:value-type="float">
            <text:p>5.3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9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2664" calcext:value-type="float">
            <text:p>5.3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9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9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9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5608" calcext:value-type="float">
            <text:p>5.2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9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9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9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9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9032" calcext:value-type="float">
            <text:p>5.2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9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9032" calcext:value-type="float">
            <text:p>5.2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9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9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9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8552" calcext:value-type="float">
            <text:p>5.17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9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1976" calcext:value-type="float">
            <text:p>5.1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9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784" calcext:value-type="float">
            <text:p>5.1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9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9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9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9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1016" calcext:value-type="float">
            <text:p>5.0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9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9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9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728" calcext:value-type="float">
            <text:p>5.0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9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9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9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7384" calcext:value-type="float">
            <text:p>4.9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9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7384" calcext:value-type="float">
            <text:p>4.9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9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9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952" calcext:value-type="float">
            <text:p>4.9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9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9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952" calcext:value-type="float">
            <text:p>4.9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9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9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9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9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9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9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9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9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9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9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9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9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9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9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9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9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9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9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9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9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9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9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9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9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9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9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9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9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9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9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9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9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9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9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9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9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9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9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9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9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9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9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9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9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9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9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9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9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9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9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9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9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9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9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9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9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9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9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9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9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9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9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9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9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9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9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9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9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9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9-06-20 18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9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9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9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9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9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9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9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9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9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9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9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9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9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9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9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9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9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9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9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9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9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9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9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9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9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9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9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9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9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9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9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9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9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9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9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9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9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9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9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9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9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9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9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9-05-06 15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9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9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9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9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9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9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9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9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9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9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9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9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9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9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9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9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9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9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9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9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9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9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9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9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9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9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9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9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9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9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9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9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9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9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9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9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9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9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9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9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9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9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9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9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9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9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9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9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9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9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9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9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9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9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9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9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9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9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9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9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9-03-04 17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9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9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9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9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9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9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9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9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9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9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9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9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9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9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9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9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9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9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9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9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9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9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9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9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9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9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9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9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9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9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9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9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9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9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9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9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9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9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9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9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9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9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9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9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9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9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9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9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9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9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9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9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9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9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9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9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9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9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9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9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8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8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8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8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8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8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8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8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8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8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8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8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8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8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8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8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8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8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8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8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8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8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8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8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8-12-06 15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8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8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8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8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8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8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8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8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8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8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8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8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8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8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8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8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8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8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8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8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8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8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8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8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8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8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8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8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8-11-06 18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8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8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8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8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8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8-10-30 20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8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8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8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8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8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8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8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8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8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8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8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8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8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8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8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8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8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8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8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8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8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8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8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8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8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8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8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8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8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8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8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8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8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8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8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8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8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8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8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8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8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8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8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8424" calcext:value-type="float">
            <text:p>5.6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8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6648" calcext:value-type="float">
            <text:p>5.9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8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8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6168" calcext:value-type="float">
            <text:p>5.9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8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6168" calcext:value-type="float">
            <text:p>5.9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8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6168" calcext:value-type="float">
            <text:p>5.9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8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6168" calcext:value-type="float">
            <text:p>5.9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8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1888" calcext:value-type="float">
            <text:p>5.9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8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4936" calcext:value-type="float">
            <text:p>5.9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8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1888" calcext:value-type="float">
            <text:p>5.9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8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5792" calcext:value-type="float">
            <text:p>5.9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8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884" calcext:value-type="float">
            <text:p>5.9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8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2744" calcext:value-type="float">
            <text:p>5.95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8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6648" calcext:value-type="float">
            <text:p>5.9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8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6168" calcext:value-type="float">
            <text:p>5.9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8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1888" calcext:value-type="float">
            <text:p>5.9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8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8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1408" calcext:value-type="float">
            <text:p>5.9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8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836" calcext:value-type="float">
            <text:p>5.9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8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9216" calcext:value-type="float">
            <text:p>5.9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8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8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0072" calcext:value-type="float">
            <text:p>5.91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8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3976" calcext:value-type="float">
            <text:p>5.9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8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8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9112" calcext:value-type="float">
            <text:p>5.8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8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3016" calcext:value-type="float">
            <text:p>5.8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8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9112" calcext:value-type="float">
            <text:p>5.8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8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8632" calcext:value-type="float">
            <text:p>5.8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8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9488" calcext:value-type="float">
            <text:p>5.8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8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8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8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0344" calcext:value-type="float">
            <text:p>5.8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8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2056" calcext:value-type="float">
            <text:p>5.7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8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9864" calcext:value-type="float">
            <text:p>5.7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8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6816" calcext:value-type="float">
            <text:p>5.7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8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8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3288" calcext:value-type="float">
            <text:p>5.7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8-08-09 18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9384" calcext:value-type="float">
            <text:p>5.7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8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1096" calcext:value-type="float">
            <text:p>5.7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8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1952" calcext:value-type="float">
            <text:p>5.7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8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8048" calcext:value-type="float">
            <text:p>5.7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8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5" calcext:value-type="float">
            <text:p>5.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8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6712" calcext:value-type="float">
            <text:p>5.6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8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8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5856" calcext:value-type="float">
            <text:p>5.7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8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2808" calcext:value-type="float">
            <text:p>5.7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6712" calcext:value-type="float">
            <text:p>5.6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8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6712" calcext:value-type="float">
            <text:p>5.6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8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6712" calcext:value-type="float">
            <text:p>5.6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8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8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8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7088" calcext:value-type="float">
            <text:p>5.6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8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7944" calcext:value-type="float">
            <text:p>5.6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8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7944" calcext:value-type="float">
            <text:p>5.6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8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7464" calcext:value-type="float">
            <text:p>5.6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8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6984" calcext:value-type="float">
            <text:p>5.5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8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8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5272" calcext:value-type="float">
            <text:p>5.6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8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5272" calcext:value-type="float">
            <text:p>5.6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8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4792" calcext:value-type="float">
            <text:p>5.5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8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8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8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6504" calcext:value-type="float">
            <text:p>5.5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8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8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648" calcext:value-type="float">
            <text:p>5.5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8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8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8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164" calcext:value-type="float">
            <text:p>5.5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8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9928" calcext:value-type="float">
            <text:p>5.5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8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8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8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5544" calcext:value-type="float">
            <text:p>5.4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8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8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8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9448" calcext:value-type="float">
            <text:p>5.4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8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116" calcext:value-type="float">
            <text:p>5.4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8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8968" calcext:value-type="float">
            <text:p>5.4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8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8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1056" calcext:value-type="float">
            <text:p>5.4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8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1056" calcext:value-type="float">
            <text:p>5.4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8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3728" calcext:value-type="float">
            <text:p>5.4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8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9344" calcext:value-type="float">
            <text:p>5.4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8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8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7528" calcext:value-type="float">
            <text:p>5.3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8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3144" calcext:value-type="float">
            <text:p>5.3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8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8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7904" calcext:value-type="float">
            <text:p>5.3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8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8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8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3144" calcext:value-type="float">
            <text:p>5.3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8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7904" calcext:value-type="float">
            <text:p>5.3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8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8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8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8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8-06-11 15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8656" calcext:value-type="float">
            <text:p>5.2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8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8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8656" calcext:value-type="float">
            <text:p>5.2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8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8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8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8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0264" calcext:value-type="float">
            <text:p>5.1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8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8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8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8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8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8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8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6152" calcext:value-type="float">
            <text:p>5.0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8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8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8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8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8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8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8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8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8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2624" calcext:value-type="float">
            <text:p>4.9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8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8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8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6776" calcext:value-type="float">
            <text:p>5.4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8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8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9344" calcext:value-type="float">
            <text:p>5.4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8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1056" calcext:value-type="float">
            <text:p>5.4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8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8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8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2664" calcext:value-type="float">
            <text:p>5.3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8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5712" calcext:value-type="float">
            <text:p>5.3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8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8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8552" calcext:value-type="float">
            <text:p>5.17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8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8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824" calcext:value-type="float">
            <text:p>5.0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8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8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8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8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8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8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8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8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8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8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8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6816" calcext:value-type="float">
            <text:p>5.7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8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8528" calcext:value-type="float">
            <text:p>5.7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8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2432" calcext:value-type="float">
            <text:p>5.7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8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5856" calcext:value-type="float">
            <text:p>5.7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8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5544" calcext:value-type="float">
            <text:p>5.4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8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2496" calcext:value-type="float">
            <text:p>5.4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8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8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6232" calcext:value-type="float">
            <text:p>5.6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8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4728" calcext:value-type="float">
            <text:p>5.8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8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7504" calcext:value-type="float">
            <text:p>5.9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8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2264" calcext:value-type="float">
            <text:p>5.92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8-04-12 21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3976" calcext:value-type="float">
            <text:p>5.9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8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0072" calcext:value-type="float">
            <text:p>5.91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8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788" calcext:value-type="float">
            <text:p>5.8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8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1304" calcext:value-type="float">
            <text:p>5.8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8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644" calcext:value-type="float">
            <text:p>5.8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8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8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9384" calcext:value-type="float">
            <text:p>5.7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8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8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4416" calcext:value-type="float">
            <text:p>5.6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8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9656" calcext:value-type="float">
            <text:p>5.6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8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8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0304" calcext:value-type="float">
            <text:p>5.4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8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0264" calcext:value-type="float">
            <text:p>5.1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8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8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8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8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8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1952" calcext:value-type="float">
            <text:p>5.7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8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8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8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8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3456" calcext:value-type="float">
            <text:p>5.5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8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2432" calcext:value-type="float">
            <text:p>5.7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8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8336" calcext:value-type="float">
            <text:p>6.49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8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6624" calcext:value-type="float">
            <text:p>6.51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8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8336" calcext:value-type="float">
            <text:p>6.49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8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6624" calcext:value-type="float">
            <text:p>6.51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8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4432" calcext:value-type="float">
            <text:p>6.50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8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1008" calcext:value-type="float">
            <text:p>6.5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8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796" calcext:value-type="float">
            <text:p>6.5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8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9672" calcext:value-type="float">
            <text:p>6.51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8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1864" calcext:value-type="float">
            <text:p>6.53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8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3576" calcext:value-type="float">
            <text:p>6.51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8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748" calcext:value-type="float">
            <text:p>6.50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8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9192" calcext:value-type="float">
            <text:p>6.48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8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9568" calcext:value-type="float">
            <text:p>6.44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8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2616" calcext:value-type="float">
            <text:p>6.45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8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5664" calcext:value-type="float">
            <text:p>6.45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8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8712" calcext:value-type="float">
            <text:p>6.45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8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5664" calcext:value-type="float">
            <text:p>6.45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8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6896" calcext:value-type="float">
            <text:p>6.4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8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6416" calcext:value-type="float">
            <text:p>6.3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1656" calcext:value-type="float">
            <text:p>6.39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8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3848" calcext:value-type="float">
            <text:p>6.40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8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032" calcext:value-type="float">
            <text:p>6.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8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7648" calcext:value-type="float">
            <text:p>6.3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8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8504" calcext:value-type="float">
            <text:p>6.31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8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7648" calcext:value-type="float">
            <text:p>6.3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8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3264" calcext:value-type="float">
            <text:p>6.30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8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1928" calcext:value-type="float">
            <text:p>6.28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8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1448" calcext:value-type="float">
            <text:p>6.25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8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0112" calcext:value-type="float">
            <text:p>6.23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8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172" calcext:value-type="float">
            <text:p>6.1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8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8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984" calcext:value-type="float">
            <text:p>5.9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8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8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9864" calcext:value-type="float">
            <text:p>5.7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8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976" calcext:value-type="float">
            <text:p>5.5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8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2936" calcext:value-type="float">
            <text:p>5.2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8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0368" calcext:value-type="float">
            <text:p>5.2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8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1112" calcext:value-type="float">
            <text:p>6.6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8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8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5392" calcext:value-type="float">
            <text:p>6.5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8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1488" calcext:value-type="float">
            <text:p>6.57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8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8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4744" calcext:value-type="float">
            <text:p>6.7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8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1696" calcext:value-type="float">
            <text:p>6.71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8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8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6936" calcext:value-type="float">
            <text:p>6.72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8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1696" calcext:value-type="float">
            <text:p>6.71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8648" calcext:value-type="float">
            <text:p>6.7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8-01-30 12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084" calcext:value-type="float">
            <text:p>6.72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8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9504" calcext:value-type="float">
            <text:p>6.6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8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6456" calcext:value-type="float">
            <text:p>6.69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8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6456" calcext:value-type="float">
            <text:p>6.69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8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9504" calcext:value-type="float">
            <text:p>6.6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8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3408" calcext:value-type="float">
            <text:p>6.6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8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8168" calcext:value-type="float">
            <text:p>6.67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8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8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6832" calcext:value-type="float">
            <text:p>6.65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8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988" calcext:value-type="float">
            <text:p>6.6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8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7688" calcext:value-type="float">
            <text:p>6.64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8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8544" calcext:value-type="float">
            <text:p>6.63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8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2448" calcext:value-type="float">
            <text:p>6.6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8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94" calcext:value-type="float">
            <text:p>6.6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8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0256" calcext:value-type="float">
            <text:p>6.6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8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8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7208" calcext:value-type="float">
            <text:p>6.61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8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5392" calcext:value-type="float">
            <text:p>6.5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8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9296" calcext:value-type="float">
            <text:p>6.5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8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7584" calcext:value-type="float">
            <text:p>6.5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8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6728" calcext:value-type="float">
            <text:p>6.5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8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1488" calcext:value-type="float">
            <text:p>6.57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8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9296" calcext:value-type="float">
            <text:p>6.5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8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5392" calcext:value-type="float">
            <text:p>6.5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8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5392" calcext:value-type="float">
            <text:p>6.5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8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7104" calcext:value-type="float">
            <text:p>6.5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8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1384" calcext:value-type="float">
            <text:p>6.50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8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4432" calcext:value-type="float">
            <text:p>6.50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8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272" calcext:value-type="float">
            <text:p>6.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8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272" calcext:value-type="float">
            <text:p>6.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0528" calcext:value-type="float">
            <text:p>6.51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7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0048" calcext:value-type="float">
            <text:p>6.48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7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0048" calcext:value-type="float">
            <text:p>6.48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7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9192" calcext:value-type="float">
            <text:p>6.48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7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3096" calcext:value-type="float">
            <text:p>6.48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7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7" calcext:value-type="float">
            <text:p>6.4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7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0424" calcext:value-type="float">
            <text:p>6.44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7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3472" calcext:value-type="float">
            <text:p>6.44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7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9088" calcext:value-type="float">
            <text:p>6.41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7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4328" calcext:value-type="float">
            <text:p>6.43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7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8232" calcext:value-type="float">
            <text:p>6.42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7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2992" calcext:value-type="float">
            <text:p>6.41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7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3848" calcext:value-type="float">
            <text:p>6.40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7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4704" calcext:value-type="float">
            <text:p>6.3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7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4704" calcext:value-type="float">
            <text:p>6.3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7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1656" calcext:value-type="float">
            <text:p>6.39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7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032" calcext:value-type="float">
            <text:p>6.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7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3744" calcext:value-type="float">
            <text:p>6.3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7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6792" calcext:value-type="float">
            <text:p>6.33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7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5456" calcext:value-type="float">
            <text:p>6.3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7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46" calcext:value-type="float">
            <text:p>6.3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7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7648" calcext:value-type="float">
            <text:p>6.3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7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3264" calcext:value-type="float">
            <text:p>6.30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7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6312" calcext:value-type="float">
            <text:p>6.30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7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3264" calcext:value-type="float">
            <text:p>6.30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7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888" calcext:value-type="float">
            <text:p>6.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7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9736" calcext:value-type="float">
            <text:p>6.26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7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8024" calcext:value-type="float">
            <text:p>6.28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7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9736" calcext:value-type="float">
            <text:p>6.26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7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0592" calcext:value-type="float">
            <text:p>6.26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7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5352" calcext:value-type="float">
            <text:p>6.24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316" calcext:value-type="float">
            <text:p>6.23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7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6208" calcext:value-type="float">
            <text:p>6.23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7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316" calcext:value-type="float">
            <text:p>6.23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7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0968" calcext:value-type="float">
            <text:p>6.22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7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5728" calcext:value-type="float">
            <text:p>6.20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7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8296" calcext:value-type="float">
            <text:p>6.17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7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5248" calcext:value-type="float">
            <text:p>6.17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7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22" calcext:value-type="float">
            <text:p>6.17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7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3912" calcext:value-type="float">
            <text:p>6.15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7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696" calcext:value-type="float">
            <text:p>6.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7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0008" calcext:value-type="float">
            <text:p>6.16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7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8568" calcext:value-type="float">
            <text:p>6.06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7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8568" calcext:value-type="float">
            <text:p>6.06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7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0384" calcext:value-type="float">
            <text:p>6.1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7-11-16 18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9048" calcext:value-type="float">
            <text:p>6.09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7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6856" calcext:value-type="float">
            <text:p>6.0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7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2952" calcext:value-type="float">
            <text:p>6.09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7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076" calcext:value-type="float">
            <text:p>6.0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7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7712" calcext:value-type="float">
            <text:p>6.0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7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076" calcext:value-type="float">
            <text:p>6.0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7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6376" calcext:value-type="float">
            <text:p>6.05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7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1136" calcext:value-type="float">
            <text:p>6.04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7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1136" calcext:value-type="float">
            <text:p>6.04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7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2848" calcext:value-type="float">
            <text:p>6.0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7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456" calcext:value-type="float">
            <text:p>6.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7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7608" calcext:value-type="float">
            <text:p>6.0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7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7608" calcext:value-type="float">
            <text:p>6.0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7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6272" calcext:value-type="float">
            <text:p>5.9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7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932" calcext:value-type="float">
            <text:p>5.9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7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3224" calcext:value-type="float">
            <text:p>5.9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7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2264" calcext:value-type="float">
            <text:p>5.92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7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7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0072" calcext:value-type="float">
            <text:p>5.91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7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7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3976" calcext:value-type="float">
            <text:p>5.9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7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1784" calcext:value-type="float">
            <text:p>5.8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7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7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9968" calcext:value-type="float">
            <text:p>5.8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7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7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5688" calcext:value-type="float">
            <text:p>5.8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7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7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7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5208" calcext:value-type="float">
            <text:p>5.8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7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6064" calcext:value-type="float">
            <text:p>5.8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7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7296" calcext:value-type="float">
            <text:p>5.7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7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7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644" calcext:value-type="float">
            <text:p>5.8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7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7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5104" calcext:value-type="float">
            <text:p>5.7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7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9864" calcext:value-type="float">
            <text:p>5.7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7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9864" calcext:value-type="float">
            <text:p>5.7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7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7192" calcext:value-type="float">
            <text:p>5.7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7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7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7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8048" calcext:value-type="float">
            <text:p>5.7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7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5856" calcext:value-type="float">
            <text:p>5.7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7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8904" calcext:value-type="float">
            <text:p>5.7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7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4144" calcext:value-type="float">
            <text:p>5.7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7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8904" calcext:value-type="float">
            <text:p>5.7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7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6712" calcext:value-type="float">
            <text:p>5.6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7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3184" calcext:value-type="float">
            <text:p>5.6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7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5752" calcext:value-type="float">
            <text:p>5.6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7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7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1368" calcext:value-type="float">
            <text:p>5.6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7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5272" calcext:value-type="float">
            <text:p>5.6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7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5272" calcext:value-type="float">
            <text:p>5.6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7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308" calcext:value-type="float">
            <text:p>5.5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7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0888" calcext:value-type="float">
            <text:p>5.5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7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1744" calcext:value-type="float">
            <text:p>5.5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7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0408" calcext:value-type="float">
            <text:p>5.5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7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7-09-18 17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7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976" calcext:value-type="float">
            <text:p>5.5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7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976" calcext:value-type="float">
            <text:p>5.5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7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4688" calcext:value-type="float">
            <text:p>5.5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7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5064" calcext:value-type="float">
            <text:p>5.4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7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068" calcext:value-type="float">
            <text:p>5.4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7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7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7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116" calcext:value-type="float">
            <text:p>5.4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7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7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7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7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7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7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7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7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7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7904" calcext:value-type="float">
            <text:p>5.3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1808" calcext:value-type="float">
            <text:p>5.3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7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7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7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7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7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7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7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7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7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7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5128" calcext:value-type="float">
            <text:p>5.2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7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792" calcext:value-type="float">
            <text:p>5.1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7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7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7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7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7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7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7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7488" calcext:value-type="float">
            <text:p>5.0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7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2248" calcext:value-type="float">
            <text:p>5.0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7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7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0056" calcext:value-type="float">
            <text:p>5.0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7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7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7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7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7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7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7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7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7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7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7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7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7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7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7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7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7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7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7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7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7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7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7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7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7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7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7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7-07-11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7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7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7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7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7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7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7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7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7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7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7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7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7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7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7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7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7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7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7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7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7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7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7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7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7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7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7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7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7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7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7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7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7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7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7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7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7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7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7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7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7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7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7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7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7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7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7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7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7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7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7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7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7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7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7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7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7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7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7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7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7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7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7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7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7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7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7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7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7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7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7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7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7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7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7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7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7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7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784" calcext:value-type="float">
            <text:p>5.1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7-04-20 13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7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7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1976" calcext:value-type="float">
            <text:p>5.1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7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6256" calcext:value-type="float">
            <text:p>5.0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7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7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7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7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7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7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2624" calcext:value-type="float">
            <text:p>4.9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7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7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7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7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7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7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7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7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7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7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7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2808" calcext:value-type="float">
            <text:p>5.7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7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6336" calcext:value-type="float">
            <text:p>5.7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7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8904" calcext:value-type="float">
            <text:p>5.7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7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5" calcext:value-type="float">
            <text:p>5.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7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6336" calcext:value-type="float">
            <text:p>5.7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7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7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6336" calcext:value-type="float">
            <text:p>5.7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7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7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4144" calcext:value-type="float">
            <text:p>5.7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7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7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5856" calcext:value-type="float">
            <text:p>5.7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7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1096" calcext:value-type="float">
            <text:p>5.7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7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7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8048" calcext:value-type="float">
            <text:p>5.7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7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3288" calcext:value-type="float">
            <text:p>5.7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7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7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7-03-13 20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5856" calcext:value-type="float">
            <text:p>5.7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7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1952" calcext:value-type="float">
            <text:p>5.7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7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5" calcext:value-type="float">
            <text:p>5.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7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7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6232" calcext:value-type="float">
            <text:p>5.6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7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7088" calcext:value-type="float">
            <text:p>5.6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7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0136" calcext:value-type="float">
            <text:p>5.6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7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7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7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5856" calcext:value-type="float">
            <text:p>5.7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7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7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5272" calcext:value-type="float">
            <text:p>5.6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7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0032" calcext:value-type="float">
            <text:p>5.5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5752" calcext:value-type="float">
            <text:p>5.6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7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7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848" calcext:value-type="float">
            <text:p>5.6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7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4792" calcext:value-type="float">
            <text:p>5.5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7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308" calcext:value-type="float">
            <text:p>5.5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7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7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7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7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4792" calcext:value-type="float">
            <text:p>5.5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7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8696" calcext:value-type="float">
            <text:p>5.5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7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4312" calcext:value-type="float">
            <text:p>5.5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7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7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7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9448" calcext:value-type="float">
            <text:p>5.4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7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7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7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2392" calcext:value-type="float">
            <text:p>5.4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7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6296" calcext:value-type="float">
            <text:p>5.4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7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7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068" calcext:value-type="float">
            <text:p>5.4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7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1056" calcext:value-type="float">
            <text:p>5.4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7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7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7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7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472" calcext:value-type="float">
            <text:p>5.3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3416" calcext:value-type="float">
            <text:p>5.2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7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1976" calcext:value-type="float">
            <text:p>5.1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7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7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7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7-01-26 15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7-01-23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7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5208" calcext:value-type="float">
            <text:p>5.8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7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7776" calcext:value-type="float">
            <text:p>5.8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7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824" calcext:value-type="float">
            <text:p>5.8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7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1304" calcext:value-type="float">
            <text:p>5.8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7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9968" calcext:value-type="float">
            <text:p>5.8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7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3016" calcext:value-type="float">
            <text:p>5.8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7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7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9592" calcext:value-type="float">
            <text:p>5.8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7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3496" calcext:value-type="float">
            <text:p>5.8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7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3496" calcext:value-type="float">
            <text:p>5.8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7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3976" calcext:value-type="float">
            <text:p>5.9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7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3976" calcext:value-type="float">
            <text:p>5.9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7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7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7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7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596" calcext:value-type="float">
            <text:p>5.7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7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9008" calcext:value-type="float">
            <text:p>5.7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7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7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5688" calcext:value-type="float">
            <text:p>5.8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9592" calcext:value-type="float">
            <text:p>5.8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6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5208" calcext:value-type="float">
            <text:p>5.8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6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8632" calcext:value-type="float">
            <text:p>5.8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6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3016" calcext:value-type="float">
            <text:p>5.8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6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6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9112" calcext:value-type="float">
            <text:p>5.8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6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5208" calcext:value-type="float">
            <text:p>5.8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6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7776" calcext:value-type="float">
            <text:p>5.8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6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9112" calcext:value-type="float">
            <text:p>5.8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6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0344" calcext:value-type="float">
            <text:p>5.8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6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0344" calcext:value-type="float">
            <text:p>5.8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6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3392" calcext:value-type="float">
            <text:p>5.8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6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9112" calcext:value-type="float">
            <text:p>5.8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6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6816" calcext:value-type="float">
            <text:p>5.7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6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1576" calcext:value-type="float">
            <text:p>5.7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6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4248" calcext:value-type="float">
            <text:p>5.7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6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3768" calcext:value-type="float">
            <text:p>5.7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6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7672" calcext:value-type="float">
            <text:p>5.7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6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1576" calcext:value-type="float">
            <text:p>5.7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6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8904" calcext:value-type="float">
            <text:p>5.7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6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3288" calcext:value-type="float">
            <text:p>5.7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6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6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3768" calcext:value-type="float">
            <text:p>5.7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6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3288" calcext:value-type="float">
            <text:p>5.7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6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6712" calcext:value-type="float">
            <text:p>5.6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6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8424" calcext:value-type="float">
            <text:p>5.6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6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6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6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7192" calcext:value-type="float">
            <text:p>5.7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6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1952" calcext:value-type="float">
            <text:p>5.7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6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848" calcext:value-type="float">
            <text:p>5.6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6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2704" calcext:value-type="float">
            <text:p>5.6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6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7944" calcext:value-type="float">
            <text:p>5.6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6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7088" calcext:value-type="float">
            <text:p>5.6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6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7088" calcext:value-type="float">
            <text:p>5.6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6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848" calcext:value-type="float">
            <text:p>5.6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6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6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6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848" calcext:value-type="float">
            <text:p>5.6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6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6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6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1744" calcext:value-type="float">
            <text:p>5.5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6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6128" calcext:value-type="float">
            <text:p>5.5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6-11-17 17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7464" calcext:value-type="float">
            <text:p>5.6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6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4792" calcext:value-type="float">
            <text:p>5.5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6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3456" calcext:value-type="float">
            <text:p>5.5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6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6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6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4792" calcext:value-type="float">
            <text:p>5.5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6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9928" calcext:value-type="float">
            <text:p>5.5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6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212" calcext:value-type="float">
            <text:p>5.5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6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5544" calcext:value-type="float">
            <text:p>5.4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6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164" calcext:value-type="float">
            <text:p>5.5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6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212" calcext:value-type="float">
            <text:p>5.5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6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6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6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8968" calcext:value-type="float">
            <text:p>5.4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6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2872" calcext:value-type="float">
            <text:p>5.4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6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116" calcext:value-type="float">
            <text:p>5.4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6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4208" calcext:value-type="float">
            <text:p>5.4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6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9344" calcext:value-type="float">
            <text:p>5.4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6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6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6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008" calcext:value-type="float">
            <text:p>5.3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6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6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6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6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6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5712" calcext:value-type="float">
            <text:p>5.3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6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6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6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6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6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5608" calcext:value-type="float">
            <text:p>5.2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6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6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1704" calcext:value-type="float">
            <text:p>5.2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6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9032" calcext:value-type="float">
            <text:p>5.2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6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6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6-10-11 19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6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6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6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6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6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6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6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6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6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8656" calcext:value-type="float">
            <text:p>5.2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6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6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6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5712" calcext:value-type="float">
            <text:p>5.3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6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472" calcext:value-type="float">
            <text:p>5.3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6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6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6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6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6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6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6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8656" calcext:value-type="float">
            <text:p>5.2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6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5128" calcext:value-type="float">
            <text:p>5.2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6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2936" calcext:value-type="float">
            <text:p>5.2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6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6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2936" calcext:value-type="float">
            <text:p>5.2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6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5504" calcext:value-type="float">
            <text:p>5.1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6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6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6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0264" calcext:value-type="float">
            <text:p>5.1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6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784" calcext:value-type="float">
            <text:p>5.1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6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6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6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6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6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6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6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6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6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2248" calcext:value-type="float">
            <text:p>5.0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6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2624" calcext:value-type="float">
            <text:p>4.9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6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6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6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6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6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6-08-25 12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6-06-21 12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6-05-02 18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6-03-09 14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6-01-11 19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5-11-16 20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5-09-28 17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1784" calcext:value-type="float">
            <text:p>5.8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5-08-04 18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0592" calcext:value-type="float">
            <text:p>6.26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5-06-02 19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9488" calcext:value-type="float">
            <text:p>5.8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5-03-30 18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1136" calcext:value-type="float">
            <text:p>6.04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5-02-03 21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4-12-01 16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984" calcext:value-type="float">
            <text:p>6.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4-10-07 12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2264" calcext:value-type="float">
            <text:p>5.92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4-08-04 18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4-06-09 19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4-04-08 11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4-01-08 13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5544" calcext:value-type="float">
            <text:p>5.4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3-11-06 13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3-09-11 12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3-07-16 12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3-05-08 12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3-03-13 12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3-01-04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0944" calcext:value-type="float">
            <text:p>6.7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2-10-03 15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98" calcext:value-type="float">
            <text:p>6.0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2-07-12 16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2-04-17 15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2-01-12 17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1-10-21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2512" calcext:value-type="float">
            <text:p>6.3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1-06-22 14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1-04-12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1-01-05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2992" calcext:value-type="float">
            <text:p>6.41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0-10-13 13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3704" calcext:value-type="float">
            <text:p>6.01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0-07-08 14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0-04-07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10-01-21 22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09-10-10 13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5248" calcext:value-type="float">
            <text:p>6.17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09-07-14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09-04-01 12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09-01-14 13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4496" calcext:value-type="float">
            <text:p>6.25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08-10-15 13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08-07-08 13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5" calcext:value-type="float">
            <text:p>5.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08-04-08 20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08-0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0904" calcext:value-type="float">
            <text:p>6.47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07-10-10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076" calcext:value-type="float">
            <text:p>6.0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07-07-17 13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07-04-05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07-0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06-10-11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9776" calcext:value-type="float">
            <text:p>6.5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06-08-15 15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2304" calcext:value-type="float">
            <text:p>6.24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06-04-12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2704" calcext:value-type="float">
            <text:p>5.6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06-0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05-10-19 13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05-07-20 13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496" calcext:value-type="float">
            <text:p>5.1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05-04-14 13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05-01-06 14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04-10-12 12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0616" calcext:value-type="float">
            <text:p>5.6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04-07-20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04-04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04-01-14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03-10-22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03-06-10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03-04-16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03-01-14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6104" calcext:value-type="float">
            <text:p>6.16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02-10-02 12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02-06-19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02-04-10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4952" calcext:value-type="float">
            <text:p>6.85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02-01-08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7264" calcext:value-type="float">
            <text:p>7.8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01-10-03 14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2008" calcext:value-type="float">
            <text:p>6.9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01-07-10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2368" calcext:value-type="float">
            <text:p>5.9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01-04-11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6232" calcext:value-type="float">
            <text:p>5.6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01-0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8976" calcext:value-type="float">
            <text:p>7.8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00-10-18 11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3488" calcext:value-type="float">
            <text:p>7.3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00-08-16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468" calcext:value-type="float">
            <text:p>6.9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00-05-17 13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836" calcext:value-type="float">
            <text:p>5.9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2000-01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3696" calcext:value-type="float">
            <text:p>7.4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1999-1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3216" calcext:value-type="float">
            <text:p>7.4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1999-08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4472" calcext:value-type="float">
            <text:p>6.82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1999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0216" calcext:value-type="float">
            <text:p>6.30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1999-03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1032" calcext:value-type="float">
            <text:p>5.9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1998-12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1384" calcext:value-type="float">
            <text:p>6.50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1998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5544" calcext:value-type="float">
            <text:p>5.4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1998-05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1998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1997-10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7128" calcext:value-type="float">
            <text:p>5.9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1997-07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1997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1996-1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1996-08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496" calcext:value-type="float">
            <text:p>5.1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1996-05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1996-02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8968" calcext:value-type="float">
            <text:p>5.4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1995-10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4432" calcext:value-type="float">
            <text:p>6.50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1995-08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1995-06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1995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1995-03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1995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1994-12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6856" calcext:value-type="float">
            <text:p>6.0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1994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1994-08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1994-06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1994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1994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1994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9152" calcext:value-type="float">
            <text:p>6.16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1993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5184" calcext:value-type="float">
            <text:p>6.42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1993-10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1993-08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1993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1993-05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1993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1993-0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1992-1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1992-10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356" calcext:value-type="float">
            <text:p>5.6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1992-08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1992-06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1992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1992-02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3744" calcext:value-type="float">
            <text:p>6.3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1991-12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3368" calcext:value-type="float">
            <text:p>6.37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1991-10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3352" calcext:value-type="float">
            <text:p>5.4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1991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1991-07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1991-05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1991-03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1991-0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1990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2872" calcext:value-type="float">
            <text:p>5.4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1990-10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1990-08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1990-06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1990-05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1990-03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1990-01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1989-1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1989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1989-08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1989-06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1989-04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504" calcext:value-type="float">
            <text:p>6.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1989-03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1056" calcext:value-type="float">
            <text:p>5.4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1989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612" calcext:value-type="float">
            <text:p>7.0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1988-1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1988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7168" calcext:value-type="float">
            <text:p>6.29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1988-08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2432" calcext:value-type="float">
            <text:p>5.7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1988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1988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1988-03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1988-01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1987-1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6984" calcext:value-type="float">
            <text:p>5.5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1987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1016" calcext:value-type="float">
            <text:p>5.0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1987-08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1987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1987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1987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1987-0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1986-11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224" calcext:value-type="float">
            <text:p>6.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1986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2304" calcext:value-type="float">
            <text:p>6.24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1986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1986-07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5" calcext:value-type="float">
            <text:p>5.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1986-0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1986-0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1985-11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1985-10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5504" calcext:value-type="float">
            <text:p>5.1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1985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1985-07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356" calcext:value-type="float">
            <text:p>5.6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1985-04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028" calcext:value-type="float">
            <text:p>6.05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1985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1985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6312" calcext:value-type="float">
            <text:p>6.30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1984-12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936" calcext:value-type="float">
            <text:p>6.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1984-10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644" calcext:value-type="float">
            <text:p>5.8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1980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1980-01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1979-1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1979-10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1979-08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1979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1979-05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1979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1979-03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1979-01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7296" calcext:value-type="float">
            <text:p>5.7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1978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5352" calcext:value-type="float">
            <text:p>6.24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1978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8152" calcext:value-type="float">
            <text:p>5.7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1978-08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1978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1978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1978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1978-03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1977-12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7608" calcext:value-type="float">
            <text:p>6.0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1977-09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1072" calcext:value-type="float">
            <text:p>6.29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1977-08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0488" calcext:value-type="float">
            <text:p>6.19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1977-07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1952" calcext:value-type="float">
            <text:p>5.7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1977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1977-04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1977-03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1976-12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1976-11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1448" calcext:value-type="float">
            <text:p>6.25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1976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0424" calcext:value-type="float">
            <text:p>6.44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1976-09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9256" calcext:value-type="float">
            <text:p>6.23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1976-05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1976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1976-0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6256" calcext:value-type="float">
            <text:p>5.0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1976-0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1975-11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8904" calcext:value-type="float">
            <text:p>5.7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1975-10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1975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1975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1975-07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1975-06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1975-05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1975-04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1975-03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1975-02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6232" calcext:value-type="float">
            <text:p>5.6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1975-01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1424" calcext:value-type="float">
            <text:p>6.8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1974-12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0464" calcext:value-type="float">
            <text:p>6.7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1974-1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652" calcext:value-type="float">
            <text:p>6.4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1974-10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172" calcext:value-type="float">
            <text:p>6.1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1974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1974-07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1974-05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1974-03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1973-10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1973-09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1973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1973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1973-04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1973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1973-01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1972-1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9512" calcext:value-type="float">
            <text:p>5.2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1972-1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1972-09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1972-08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1972-06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1972-05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1972-04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1972-03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1972-0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3352" calcext:value-type="float">
            <text:p>5.4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1972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848" calcext:value-type="float">
            <text:p>5.6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1971-12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7464" calcext:value-type="float">
            <text:p>5.6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1971-1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1136" calcext:value-type="float">
            <text:p>6.04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1971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2432" calcext:value-type="float">
            <text:p>5.7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32080070301</text:p>
          </table:table-cell>
          <table:table-cell office:value-type="string" calcext:value-type="string">
            <text:p>30C <text:s/>1 SOW 010</text:p>
          </table:table-cell>
          <table:table-cell office:value-type="string" calcext:value-type="string">
            <text:p>1966-05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514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0598" meta:object-count="0"/>
    <meta:user-defined meta:name="AppVersion">3.0</meta:user-defined>
  </office:meta>
</office:document-meta>
</file>